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9.103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9.132cm"/>
    </style:style>
    <style:style style:name="co7" style:family="table-column">
      <style:table-column-properties fo:break-before="auto" style:column-width="5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00cc33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color="#000000"/>
    </style:style>
    <style:style style:name="ce9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cc33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00cc33" fo:border-left="0.06pt solid #000000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8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Temps prévisionnel</text:p>
          </table:table-cell>
          <table:table-cell table:style-name="ce1" office:value-type="string" calcext:value-type="string">
            <text:p>How to Demo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3 jours</text:p>
          </table:table-cell>
          <table:table-cell table:style-name="ce2"/>
          <table:table-cell table:style-name="ce7"/>
        </table:table-row>
        <table:table-row table:style-name="ro1"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 jou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 jou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 jou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Test de reque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1</text:p>
          </table:table-cell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Navigation dans le s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imulation recherche vehicu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2</text:p>
          </table:table-cell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imulation recherche vehicu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.1</text:p>
          </table:table-cell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 jour</text:p>
          </table:table-cell>
          <table:table-cell office:value-type="string" calcext:value-type="string">
            <text:p>Creation d'un compte t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5</text:p>
          </table:table-cell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 jour</text:p>
          </table:table-cell>
          <table:table-cell office:value-type="string" calcext:value-type="string">
            <text:p>Creation fiche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3</text:p>
          </table:table-cell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Recherche d'un vehicule dans la BD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.2</text:p>
          </table:table-cell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 jour</text:p>
          </table:table-cell>
          <table:table-cell office:value-type="string" calcext:value-type="string">
            <text:p>Connexion au compte t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Recherche d'un vehicule dans la BD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1 jour</text:p>
          </table:table-cell>
          <table:table-cell table:style-name="ce4" office:value-type="string" calcext:value-type="string">
            <text:p>Remplissage profil test</text:p>
          </table:table-cell>
          <table:table-cell table:style-name="ce9"/>
        </table:table-row>
        <table:table-row table:style-name="ro1">
          <table:table-cell/>
          <table:table-cell table:style-name="ce4" office:value-type="string" calcext:value-type="string">
            <text:p>7.2</text:p>
          </table:table-cell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2 jours</text:p>
          </table:table-cell>
          <table:table-cell table:style-name="ce4" office:value-type="string" calcext:value-type="string">
            <text:p>Simulation achat/location et consultation de l'historique</text:p>
          </table:table-cell>
          <table:table-cell table:style-name="ce9"/>
        </table:table-row>
        <table:table-row table:style-name="ro1">
          <table:table-cell/>
          <table:table-cell table:style-name="ce5" office:value-type="string" calcext:value-type="string">
            <text:p>7.3</text:p>
          </table:table-cell>
          <table:table-cell table:style-name="ce5" office:value-type="string" calcext:value-type="string">
            <text:p>Favoris utilisateur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Mise en favori d'un véhicule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8.1</text:p>
          </table:table-cell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Connexion au compte admin t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2</text:p>
          </table:table-cell>
          <table:table-cell office:value-type="string" calcext:value-type="string">
            <text:p>Outils d'administration liste de véhicul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Ajout et suppression d'un véhicule dans la BDD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8.3</text:p>
          </table:table-cell>
          <table:table-cell table:style-name="ce5" office:value-type="string" calcext:value-type="string">
            <text:p>Acceptation/Refus de mise en vente véhicule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Acceptation et refus de la soumission d'un véhicule test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9.1</text:p>
          </table:table-cell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imulation achat véhicu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2</text:p>
          </table:table-cell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imulation location véhicu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3</text:p>
          </table:table-cell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imulation paiement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3 jours</text:p>
          </table:table-cell>
          <table:table-cell table:style-name="ce4" office:value-type="string" calcext:value-type="string">
            <text:p>Recherche d'un véhicule avec multiples paramètres </text:p>
          </table:table-cell>
          <table:table-cell table:style-name="ce9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3 jours</text:p>
          </table:table-cell>
          <table:table-cell table:style-name="ce5" office:value-type="string" calcext:value-type="string">
            <text:p>Mise en vente et location d'un vehicule test</text:p>
          </table:table-cell>
          <table:table-cell table:style-name="ce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4 jours</text:p>
          </table:table-cell>
          <table:table-cell table:style-name="ce4"/>
          <table:table-cell table:style-name="ce9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4 jours</text:p>
          </table:table-cell>
          <table:table-cell table:style-name="ce4" office:value-type="string" calcext:value-type="string">
            <text:p>Test récupération MDP</text:p>
          </table:table-cell>
          <table:table-cell table:style-name="ce9"/>
        </table:table-row>
        <table:table-row table:style-name="ro1">
          <table:table-cell/>
          <table:table-cell table:style-name="ce5" office:value-type="string" calcext:value-type="string">
            <text:p>13.1</text:p>
          </table:table-cell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Envoi d'un rapport au SAV</text:p>
          </table:table-cell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13.2</text:p>
          </table:table-cell>
          <table:table-cell table:style-name="ce5" office:value-type="string" calcext:value-type="string">
            <text:p>Choix d'assurances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Choix d'une assurance</text:p>
          </table:table-cell>
          <table:table-cell table:style-name="ce10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Post d'un commentaire et notation véhicule</text:p>
          </table:table-cell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9.4</text:p>
          </table:table-cell>
          <table:table-cell table:style-name="ce5" office:value-type="string" calcext:value-type="string">
            <text:p>Différent types de paiement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Choix des différents types de paiement</text:p>
          </table:table-cell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15.1</text:p>
          </table:table-cell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'un véhicule via une offre</text:p>
          </table:table-cell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15.2</text:p>
          </table:table-cell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e véhicules et observation de la fidelité</text:p>
          </table:table-cell>
          <table:table-cell table:style-name="ce10"/>
        </table:table-row>
        <table:table-row table:style-name="ro1">
          <table:table-cell/>
          <table:table-cell table:style-name="ce6" office:value-type="string" calcext:value-type="string">
            <text:p>15.3</text:p>
          </table:table-cell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1 jour</text:p>
          </table:table-cell>
          <table:table-cell table:style-name="ce6" office:value-type="string" calcext:value-type="string">
            <text:p>Location d'un véhicule avec forfait</text:p>
          </table:table-cell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4:22:06.510427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9:15:35.603645489</meta:creation-date>
    <dc:date>2017-02-17T14:58:57.047217103</dc:date>
    <meta:editing-duration>PT1H35M9S</meta:editing-duration>
    <meta:editing-cycles>7</meta:editing-cycles>
    <meta:generator>LibreOffice/4.2.8.2$Linux_X86_64 LibreOffice_project/420m0$Build-2</meta:generator>
    <meta:document-statistic meta:table-count="1" meta:cell-count="166" meta:object-count="0"/>
  </office:meta>
</office:document-meta>
</file>